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CE311A43BB5D7E6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699cm, 10.129cm, 18.165cm, 7.64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099cm" svg:height="8.835cm" svg:x="0.101cm" svg:y="0.101cm">
          <draw:image xlink:href="Pictures/10000000000005E8000007E0CE311A43BB5D7E6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10T15:52:45.309409795</dc:date>
    <meta:editing-duration>PT3M48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